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1B0000003D63549177.png" manifest:media-type="image/png"/>
  <manifest:file-entry manifest:full-path="Pictures/10000001000002130000003FAD61CA9C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eae6b"/>
    </style:style>
    <style:style style:name="P2" style:family="paragraph" style:parent-style-name="Heading_20_1">
      <style:paragraph-properties fo:break-before="page"/>
      <style:text-properties officeooo:paragraph-rsid="001f01fb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</style:style>
    <style:style style:name="P6" style:family="paragraph" style:parent-style-name="Preformatted_20_Text">
      <style:paragraph-properties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eae6b"/>
    </style:style>
    <style:style style:name="P12" style:family="paragraph" style:parent-style-name="Text_20_body">
      <style:paragraph-properties fo:margin-top="0in" fo:margin-bottom="0in" style:contextual-spacing="false" fo:break-before="page"/>
      <style:text-properties officeooo:paragraph-rsid="001eae6b"/>
    </style:style>
    <style:style style:name="P13" style:family="paragraph" style:parent-style-name="Text_20_body">
      <style:paragraph-properties fo:margin-top="0.0598in" fo:margin-bottom="0in" style:contextual-spacing="false"/>
      <style:text-properties officeooo:paragraph-rsid="001eae6b"/>
    </style:style>
    <style:style style:name="P14" style:family="paragraph" style:parent-style-name="Text_20_body">
      <style:paragraph-properties fo:margin-top="0in" fo:margin-bottom="0in" style:contextual-spacing="false"/>
      <style:text-properties fo:font-weight="bold" officeooo:paragraph-rsid="001f01fb" style:font-weight-asian="bold" style:font-weight-complex="bold"/>
    </style:style>
    <style:style style:name="P15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eae6b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1f01fb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margin-top="0in" fo:margin-bottom="0in" style:contextual-spacing="false"/>
      <style:text-properties fo:font-style="italic" fo:font-weight="bold" officeooo:paragraph-rsid="002181c6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in" fo:margin-bottom="0.0799in" style:contextual-spacing="false"/>
      <style:text-properties officeooo:paragraph-rsid="001f01fb"/>
    </style:style>
    <style:style style:name="P19" style:family="paragraph" style:parent-style-name="Text_20_body">
      <style:paragraph-properties fo:margin-top="0in" fo:margin-bottom="0.0598in" style:contextual-spacing="false"/>
      <style:text-properties officeooo:paragraph-rsid="001f01fb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1f01fb"/>
    </style:style>
    <style:style style:name="P21" style:family="paragraph" style:parent-style-name="Text_20_body">
      <style:paragraph-properties fo:margin-top="0in" fo:margin-bottom="0.1in" style:contextual-spacing="false"/>
      <style:text-properties officeooo:paragraph-rsid="001f01fb"/>
    </style:style>
    <style:style style:name="P22" style:family="paragraph" style:parent-style-name="Text_20_body">
      <style:paragraph-properties fo:margin-top="0in" fo:margin-bottom="0in" style:contextual-spacing="false"/>
      <style:text-properties style:text-underline-style="none" fo:font-weight="bold" officeooo:paragraph-rsid="001f01fb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2181c6"/>
    </style:style>
    <style:style style:name="P24" style:family="paragraph" style:parent-style-name="Text_20_body">
      <style:paragraph-properties fo:margin-top="0in" fo:margin-bottom="0in" style:contextual-spacing="false" fo:break-before="page"/>
      <style:text-properties officeooo:paragraph-rsid="002181c6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181c6" style:font-style-asian="italic" style:font-weight-asian="bold" style:font-style-complex="italic" style:font-weight-complex="bold"/>
    </style:style>
    <style:style style:name="T7" style:family="text">
      <style:text-properties officeooo:rsid="001eae6b"/>
    </style:style>
    <style:style style:name="T8" style:family="text">
      <style:text-properties officeooo:rsid="001f01fb"/>
    </style:style>
    <style:style style:name="T9" style:family="text">
      <style:text-properties officeooo:rsid="002181c6"/>
    </style:style>
    <style:style style:name="T10" style:family="text">
      <style:text-properties officeooo:rsid="0025aa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23. Closest Prime Numbers in Range</text:h>
      <text:p text:style-name="P7">Given two positive integers <text:span text:style-name="Source_20_Text"><text:span text:style-name="T1">left</text:span></text:span> and <text:span text:style-name="Source_20_Text"><text:span text:style-name="T1">right</text:span></text:span>, find the two integers <text:span text:style-name="Source_20_Text"><text:span text:style-name="T1">num1</text:span></text:span> and <text:span text:style-name="Source_20_Text"><text:span text:style-name="T1">num2</text:span></text:span> such that:</text:p>
      <text:list text:style-name="L1">
        <text:list-item>
          <text:p text:style-name="P8"><text:span text:style-name="Source_20_Text"><text:span text:style-name="T1">left &lt;= num1 &lt; num2 &lt;= right </text:span></text:span>.</text:p>
        </text:list-item>
        <text:list-item>
          <text:p text:style-name="P8">Both <text:span text:style-name="Source_20_Text"><text:span text:style-name="T1">num1</text:span></text:span> and <text:span text:style-name="Source_20_Text"><text:span text:style-name="T1">num2</text:span></text:span> are .</text:p>
        </text:list-item>
        <text:list-item>
          <text:p text:style-name="P9"><text:span text:style-name="Source_20_Text"><text:span text:style-name="T1">num2 - num1</text:span></text:span> is the <text:span text:style-name="Strong_20_Emphasis"><text:span text:style-name="T2">minimum</text:span></text:span> amongst all other pairs satisfying the above conditions.</text:p>
        </text:list-item>
      </text:list>
      <text:p text:style-name="P7">Return the positive integer array <text:span text:style-name="Source_20_Text"><text:span text:style-name="T1">ans = [num1, num2]</text:span></text:span>. If there are multiple pairs satisfying these conditions, return the one with the <text:span text:style-name="Strong_20_Emphasis"><text:span text:style-name="T2">smallest</text:span></text:span> <text:span text:style-name="Source_20_Text"><text:span text:style-name="T1">num1</text:span></text:span> value. If no such numbers exist, return <text:span text:style-name="Source_20_Text"><text:span text:style-name="T1">[-1, -1]</text:span></text:span><text:span text:style-name="Emphasis"><text:span text:style-name="T2">.</text:span></text:span></text:p>
      <text:p text:style-name="P7"> </text:p>
      <text:p text:style-name="P7"><text:span text:style-name="Strong_20_Emphasis"><text:span text:style-name="T2">Example 1:</text:span></text:span></text:p>
      <text:p text:style-name="P3"><text:span text:style-name="Strong_20_Emphasis"><text:span text:style-name="T2">Input:</text:span></text:span> left = 10, right = 19</text:p>
      <text:p text:style-name="P3"><text:span text:style-name="Strong_20_Emphasis"><text:span text:style-name="T2">Output:</text:span></text:span> [11,13]</text:p>
      <text:p text:style-name="P3"><text:span text:style-name="Strong_20_Emphasis"><text:span text:style-name="T2">Explanation:</text:span></text:span> The prime numbers between 10 and 19 are 11, 13, 17, and 19.</text:p>
      <text:p text:style-name="P6">The closest gap between any pair is 2, which can be achieved by [11,13] or [17,19].</text:p>
      <text:p text:style-name="P5">Since 11 is smaller than 17, we return the first pair.</text:p>
      <text:p text:style-name="P7"><text:span text:style-name="Strong_20_Emphasis"><text:span text:style-name="T2">Example 2:</text:span></text:span></text:p>
      <text:p text:style-name="P3"><text:span text:style-name="Strong_20_Emphasis"><text:span text:style-name="T2">Input:</text:span></text:span> left = 4, right = 6</text:p>
      <text:p text:style-name="P3"><text:span text:style-name="Strong_20_Emphasis"><text:span text:style-name="T2">Output:</text:span></text:span> [-1,-1]</text:p>
      <text:p text:style-name="P4"><text:span text:style-name="Strong_20_Emphasis"><text:span text:style-name="T2">Explanation:</text:span></text:span> There exists only one prime number in the given range, so the conditions cannot be satisfied.</text:p>
      <text:p text:style-name="P7"> </text:p>
      <text:p text:style-name="P7"><text:span text:style-name="Strong_20_Emphasis"><text:span text:style-name="T2">Constraints:</text:span></text:span></text:p>
      <text:list text:style-name="L2">
        <text:list-item>
          <text:p text:style-name="P10"><text:span text:style-name="Source_20_Text"><text:span text:style-name="T2"><draw:frame draw:style-name="fr2" draw:name="Object1" text:anchor-type="as-char" svg:y="-0.2161in" svg:width="1.748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</text:list>
      <text:p text:style-name="Text_20_body"/>
      <text:h text:style-name="P1" text:outline-level="1">2523. Closest Prime Numbers in Range</text:h>
      <text:p text:style-name="P11">/*</text:p>
      <text:p text:style-name="P11"><text:s text:c="4"/><text:span text:style-name="T5">Sieve of Eratosthenes: store all primes numbers</text:span></text:p>
      <text:p text:style-name="P11"><text:s text:c="4"/>Time complexity: <draw:frame draw:style-name="fr2" draw:name="Object2" text:anchor-type="as-char" svg:y="-0.2043in" svg:width="3.8583in" svg:height="0.26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 text:c="4"/>Space compl<text:span text:style-name="T7">e</text:span>xity:<draw:frame draw:style-name="fr2" draw:name="Object3" text:anchor-type="as-char" svg:y="-0.1909in" svg:width="1.1756in" svg:height="0.2516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Image1" text:anchor-type="char" svg:x="2.6925in" svg:y="0.0484in" svg:width="4.4866in" svg:height="0.5319in" draw:z-index="6"><draw:image xlink:href="Pictures/10000001000002130000003FAD61CA9C.png" xlink:type="simple" xlink:show="embed" xlink:actuate="onLoad" draw:mime-type="image/png"/></draw:frame></text:p>
      <text:p text:style-name="P11">*/</text:p>
      <text:p text:style-name="P11">class Solution {</text:p>
      <text:p text:style-name="P11"><text:s text:c="4"/>public:</text:p>
      <text:p text:style-name="P11"><text:s text:c="8"/>std::vector&lt;int&gt; closestPrimes(int left, int right) {</text:p>
      <text:p text:style-name="P11"><text:s text:c="8"/><text:span text:style-name="T5"><text:s text:c="4"/>// Build Sieve of Eratosthenes's array</text:span></text:p>
      <text:p text:style-name="P15"><text:s text:c="12"/>// TC: <draw:frame draw:style-name="fr2" draw:name="Object4" text:anchor-type="as-char" svg:y="-0.2043in" svg:width="2.4055in" svg:height="0.26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><text:s text:c="12"/>// SC: <draw:frame draw:style-name="fr2" draw:name="Object5" text:anchor-type="as-char" svg:y="-0.1909in" svg:width="0.8744in" svg:height="0.251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text:s text:c="12"/>std::vector&lt;int&gt; is_prime(right+1,true);</text:p>
      <text:p text:style-name="P11"><text:s text:c="12"/>is_prime[0]=is_prime[1]=false;</text:p>
      <text:p text:style-name="P11"><text:s text:c="12"/>for(int i=2;i*i&lt;=right;++i){</text:p>
      <text:p text:style-name="P11"><text:s text:c="16"/>if(is_prime[i]){</text:p>
      <text:p text:style-name="P11"><text:s text:c="20"/>for(int j=i*i;j&lt;=right;j+=i) is_prime[j]=false;</text:p>
      <text:p text:style-name="P11"><text:s text:c="16"/>}</text:p>
      <text:p text:style-name="P11"><text:s text:c="12"/>}</text:p>
      <text:p text:style-name="P11"/>
      <text:p text:style-name="P11"><text:s text:c="9"/><text:span text:style-name="T5"><text:s text:c="3"/>// Store all primes numbers in range[left,right]</text:span></text:p>
      <text:p text:style-name="P15"><text:s text:c="12"/>// TC: O(right-<text:span text:style-name="T10">left</text:span>)</text:p>
      <text:p text:style-name="P15"><text:s text:c="12"/>// SC: O(<text:span text:style-name="T10">m</text:span>)</text:p>
      <text:p text:style-name="P11"><text:s text:c="12"/>std::vector&lt;int&gt; primes;</text:p>
      <text:p text:style-name="P11"><text:s text:c="12"/>for(int i=left;i&lt;=right;++i){</text:p>
      <text:p text:style-name="P11"><text:s text:c="16"/>if(is_prime[i]) primes.push_back(i);</text:p>
      <text:p text:style-name="P11"><text:s text:c="12"/>}</text:p>
      <text:p text:style-name="P11"><text:s text:c="12"/></text:p>
      <text:p text:style-name="P11"><text:s text:c="3"/><text:span text:style-name="T5"><text:s text:c="9"/></text:span></text:p>
      <text:p text:style-name="P12"><text:span text:style-name="T5"><text:s text:c="13"/>// Get the two closest prime numbers in range [left,right]</text:span></text:p>
      <text:p text:style-name="P15"><text:s text:c="12"/>// TC: O(<text:span text:style-name="T7">m</text:span>)</text:p>
      <text:p text:style-name="P15"><text:s text:c="12"/>// SC: O(1)</text:p>
      <text:p text:style-name="P11"/>
      <text:p text:style-name="P11"><text:s text:c="12"/><text:span text:style-name="T5">// Get the primes size</text:span></text:p>
      <text:p text:style-name="P11"><text:s text:c="12"/>int m=primes.size();</text:p>
      <text:p text:style-name="P11"/>
      <text:p text:style-name="P11"><text:s text:c="10"/><text:span text:style-name="T5"><text:s text:c="2"/>// if size&lt;2, means there is no pair</text:span></text:p>
      <text:p text:style-name="P11"><text:s text:c="12"/>if(m&lt;2) return {-1,-1};</text:p>
      <text:p text:style-name="P11"/>
      <text:p text:style-name="P11"><text:s text:c="12"/>int diff=INT_MAX; <text:span text:style-name="T5">// Track the minimum difference</text:span></text:p>
      <text:p text:style-name="P11"><text:s text:c="12"/>int prime1,prime2; <text:span text:style-name="T5">// Track pair of the two closest primes numbers</text:span></text:p>
      <text:p text:style-name="P13"><text:s text:c="10"/><text:span text:style-name="T5"><text:s text:c="2"/>// Iterate all over primes numbers found in range[left,right]</text:span></text:p>
      <text:p text:style-name="P11"><text:s text:c="12"/>for(int i=0;i&lt;m-1;++i){</text:p>
      <text:p text:style-name="P11"><text:s text:c="14"/><text:span text:style-name="T5"><text:s text:c="2"/>// If their difference is less than the minimum difference found so far</text:span></text:p>
      <text:p text:style-name="P11"><text:s text:c="16"/>if(primes[i+1]-primes[i]&lt;diff){</text:p>
      <text:p text:style-name="P11"><text:s text:c="20"/>diff=primes[i+1]-primes[i]; <text:span text:style-name="T5">// Minimize the difference</text:span></text:p>
      <text:p text:style-name="P11"/>
      <text:p text:style-name="P11"><text:s text:c="20"/><text:span text:style-name="T5">// Update the answer</text:span></text:p>
      <text:p text:style-name="P11"><text:s text:c="20"/>prime1=primes[i];</text:p>
      <text:p text:style-name="P11"><text:s text:c="20"/>prime2=primes[i+1];</text:p>
      <text:p text:style-name="P11"><text:s text:c="16"/>}</text:p>
      <text:p text:style-name="P11"><text:s text:c="12"/>}</text:p>
      <text:p text:style-name="P11"/>
      <text:p text:style-name="P11"><text:s text:c="12"/>return{prime1,prime2};</text:p>
      <text:p text:style-name="P11"><text:s text:c="8"/>}</text:p>
      <text:p text:style-name="P11">};</text:p>
      <text:h text:style-name="P2" text:outline-level="1">2523. Closest Prime Numbers in Range</text:h>
      <text:p text:style-name="P20">/*</text:p>
      <text:p text:style-name="P22"><text:s text:c="4"/><text:span text:style-name="T4">Sieve of Eratosthenes: Track pair of the two adjacent prime numbers</text:span></text:p>
      <text:p text:style-name="P20"><text:s text:c="4"/>Time complexity: <draw:frame draw:style-name="fr2" draw:name="Object6" text:anchor-type="as-char" svg:y="-0.2043in" svg:width="3.5736in" svg:height="0.26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0"><text:s text:c="4"/>Space compl<text:span text:style-name="T8">e</text:span>xity: O(right)<draw:frame draw:style-name="fr1" draw:name="Image2" text:anchor-type="char" svg:x="2.1984in" svg:y="0.052in" svg:width="4.1374in" svg:height="0.4689in" draw:z-index="8"><draw:image xlink:href="Pictures/100000010000021B0000003D63549177.png" xlink:type="simple" xlink:show="embed" xlink:actuate="onLoad" draw:mime-type="image/png"/></draw:frame></text:p>
      <text:p text:style-name="P20">*/</text:p>
      <text:p text:style-name="P20">class Solution {</text:p>
      <text:p text:style-name="P20"><text:s text:c="4"/>public:</text:p>
      <text:p text:style-name="P20"><text:s text:c="8"/>std::vector&lt;int&gt; closestPrimes(int left, int right) {</text:p>
      <text:p text:style-name="P20"><text:s text:c="10"/><text:span text:style-name="T5"><text:s text:c="2"/>// Build Sieve of Eratosthenes's array</text:span></text:p>
      <text:p text:style-name="P16"><text:s text:c="12"/>// TC: <draw:frame draw:style-name="fr2" draw:name="Object7" text:anchor-type="as-char" svg:y="-0.2043in" svg:width="2.4055in" svg:height="0.26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6"><text:s text:c="12"/>// SC: O(right)</text:p>
      <text:p text:style-name="P20"><text:s text:c="12"/>std::vector&lt;int&gt; is_prime(right+1,true);</text:p>
      <text:p text:style-name="P20"><text:s text:c="12"/>is_prime[0]=is_prime[1]=false;</text:p>
      <text:p text:style-name="P20"><text:s text:c="12"/>for(int i=2;i*i&lt;=right;++i){</text:p>
      <text:p text:style-name="P20"><text:s text:c="16"/>if(is_prime[i]){</text:p>
      <text:p text:style-name="P20"><text:s text:c="20"/>for(int j=i*i;j&lt;=right;j+=i) is_prime[j]=false;</text:p>
      <text:p text:style-name="P20"><text:s text:c="16"/>}</text:p>
      <text:p text:style-name="P20"><text:s text:c="12"/>}</text:p>
      <text:p text:style-name="P20"><text:s text:c="12"/></text:p>
      <text:p text:style-name="P23"><text:s text:c="7"/><text:span text:style-name="T5"><text:s text:c="4"/></text:span></text:p>
      <text:p text:style-name="P24"><text:span text:style-name="T5"><text:s text:c="13"/>// Get the two first smallest prime number</text:span></text:p>
      <text:p text:style-name="P16"><text:s text:c="12"/>// TC: O(right))</text:p>
      <text:p text:style-name="P21"><text:span text:style-name="T5"><text:s text:c="12"/>// SC: O(1)</text:span> <text:s text:c="10"/></text:p>
      <text:p text:style-name="P20"><text:s text:c="12"/>int diff=INT_MAX; <text:span text:style-name="T5">// To minimize the difference</text:span></text:p>
      <text:p text:style-name="P20"><text:s text:c="12"/>int prev_prime=-1,next_prime=-1;<text:span text:style-name="T5"> // Track the two adjacent primes numbers</text:span></text:p>
      <text:p text:style-name="P20"><text:s text:c="12"/>int prime1=-1,prime2=-1; <text:span text:style-name="T5">// Track the two primes numbers with minimum difference</text:span></text:p>
      <text:p text:style-name="P20"><text:s text:c="12"/>for(int cur_num=left;cur_num&lt;=right;++cur_num){</text:p>
      <text:p text:style-name="P20"><text:s text:c="12"/><text:span text:style-name="T5"><text:s text:c="4"/>// If current number is not prime, pass the next number</text:span></text:p>
      <text:p text:style-name="P18"><text:s text:c="16"/>if(!is_prime[cur_num]) continue;</text:p>
      <text:p text:style-name="P21"><text:s text:c="16"/><text:span text:style-name="T5">// If current number is prime:</text:span></text:p>
      <text:p text:style-name="P20"><text:s text:c="12"/><text:span text:style-name="T3"><text:s text:c="4"/>// If we still don't have the previous prime number and the </text:span></text:p>
      <text:p text:style-name="P14"><text:s text:c="16"/>// the current number will be the previous prime number</text:p>
      <text:p text:style-name="P19"><text:s text:c="16"/>if(prev_prime==-1) prev_prime=cur_num;</text:p>
      <text:p text:style-name="P23"><text:s text:c="12"/><text:span text:style-name="T5"><text:s text:c="4"/>// If we still don't have the next prime number tha</text:span><text:span text:style-name="T6">t</text:span><text:span text:style-name="T5"> immediately </text:span></text:p>
      <text:p text:style-name="P17"><text:tab/> <text:s text:c="3"/>// follows the previous prime number</text:p>
      <text:p text:style-name="P16"><text:s text:c="16"/>// the current number will be the next prime number</text:p>
      <text:p text:style-name="P18"><text:s text:c="16"/>else if(next_prime==-1) next_prime=cur_num; <text:s text:c="16"/></text:p>
      <text:p text:style-name="P20"><text:s text:c="10"/><text:span text:style-name="T5"><text:s text:c="6"/>// Once we have both the two adjacent prime numbers</text:span></text:p>
      <text:p text:style-name="P18"><text:s text:c="16"/>if(next_prime!=-1 &amp;&amp; prev_prime!=-1){<text:tab/> <text:s text:c="7"/></text:p>
      <text:p text:style-name="P20"><text:s text:c="18"/><text:span text:style-name="T5"><text:s text:c="2"/>// If difference between the two adjacent prime numbers is less or equal than 2</text:span></text:p>
      <text:p text:style-name="P16"><text:s text:c="20"/>// This is the minimum difference that we can have</text:p>
      <text:p text:style-name="P20"><text:s text:c="20"/>int d=next_prime-prev_prime;</text:p>
      <text:p text:style-name="P18"><text:s text:c="20"/>if(d&lt;<text:span text:style-name="T9">=2</text:span>) return {prev_prime,next_prime};</text:p>
      <text:p text:style-name="P20"><text:s text:c="16"/><text:span text:style-name="T5"><text:s text:c="4"/>// If their difference is less than minimal difference found so far</text:span></text:p>
      <text:p text:style-name="P20"><text:s text:c="20"/>if(d&lt;diff){</text:p>
      <text:p text:style-name="P18"><text:s text:c="24"/>diff=d; <text:span text:style-name="T5">// Minimize the difference</text:span></text:p>
      <text:p text:style-name="P20"><text:s text:c="24"/><text:span text:style-name="T5">// Update the answer</text:span></text:p>
      <text:p text:style-name="P20"><text:s text:c="24"/>prime1=prev_prime;</text:p>
      <text:p text:style-name="P20"><text:s text:c="24"/>prime2=next_prime;</text:p>
      <text:p text:style-name="P19"><text:s text:c="20"/>}</text:p>
      <text:p text:style-name="P20"><text:s text:c="20"/><text:span text:style-name="T5">// Pass to the two next adjacent prime numbers</text:span></text:p>
      <text:p text:style-name="P20"><text:s text:c="20"/>prev_prime=next_prime;</text:p>
      <text:p text:style-name="P20"><text:s text:c="20"/>next_prime=-1;</text:p>
      <text:p text:style-name="P20"><text:s text:c="16"/>}</text:p>
      <text:p text:style-name="P20"><text:s text:c="12"/>}</text:p>
      <text:p text:style-name="P20"><text:s text:c="12"/>return {prime1,prime2};</text:p>
      <text:p text:style-name="P20"><text:s text:c="8"/>}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0:28:40.543524526</meta:creation-date>
    <dc:date>2025-03-07T11:22:56.168479982</dc:date>
    <meta:editing-duration>PT41M47S</meta:editing-duration>
    <meta:editing-cycles>7</meta:editing-cycles>
    <meta:generator>LibreOffice/24.2.7.2$Linux_X86_64 LibreOffice_project/420$Build-2</meta:generator>
    <meta:document-statistic meta:table-count="0" meta:image-count="2" meta:object-count="7" meta:page-count="5" meta:paragraph-count="129" meta:word-count="589" meta:character-count="5291" meta:non-whitespace-character-count="3423"/>
  </office:meta>
</office:document-meta>
</file>

<file path=Object 1/content.xml><?xml version="1.0" encoding="utf-8"?>
<math xmlns="http://www.w3.org/1998/Math/MathML" display="block">
  <semantics>
    <mrow>
      <mn>1</mn>
      <mo stretchy="false">≤</mo>
      <mtext>left</mtext>
      <mo stretchy="false">≤</mo>
      <mtext>right</mtext>
      <mo stretchy="false">≤</mo>
      <msup>
        <mn>10</mn>
        <mn>6</mn>
      </msup>
    </mrow>
    <annotation encoding="StarMath 5.0">1 &lt;= "left" &lt;= "right" &lt;= 10^6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text>right</mtext>
            <mi>.</mi>
            <mi>log</mi>
            <mrow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sqrt>
                          <mtext>right</mtext>
                        </msqrt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text>right</mtext>
                    <mo stretchy="false">−</mo>
                    <mtext>left</mtext>
                  </mrow>
                </mrow>
                <mo fence="true" form="postfix" stretchy="false">)</mo>
              </mrow>
              <mo stretchy="false">+</mo>
              <mi>m</mi>
            </mrow>
          </mrow>
        </mrow>
        <mo fence="true" form="postfix" stretchy="false">)</mo>
      </mrow>
    </mrow>
    <annotation encoding="StarMath 5.0">O("right".log (log (sqrt"right"))+("right"-"left")+m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text>right</mtext>
            <mo stretchy="false">+</mo>
            <mi>m</mi>
          </mrow>
        </mrow>
        <mo fence="true" form="postfix" stretchy="false">)</mo>
      </mrow>
    </mrow>
    <annotation encoding="StarMath 5.0"> O("right"+m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text>right</mtext>
            <mi>.</mi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sqrt>
                        <mtext>right</mtext>
                      </msqrt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"right".log (log (sqrt"right"))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text>right</mtext>
        </mrow>
        <mo fence="true" form="postfix" stretchy="false">)</mo>
      </mrow>
    </mrow>
    <annotation encoding="StarMath 5.0">O("right")</annotation>
  </semantics>
</math>
</file>

<file path=Object 6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text>right</mtext>
            <mi>.</mi>
            <mi>log</mi>
            <mrow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sqrt>
                          <mtext>right</mtext>
                        </msqrt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text>right</mtext>
                    <mo stretchy="false">−</mo>
                    <mtext>left</mtext>
                  </mrow>
                </mrow>
                <mo fence="true" form="postfix" stretchy="false">)</mo>
              </mrow>
            </mrow>
          </mrow>
        </mrow>
        <mo fence="true" form="postfix" stretchy="false">)</mo>
      </mrow>
    </mrow>
    <annotation encoding="StarMath 5.0">O("right".log (log (sqrt"right"))+("right"-"left")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text>right</mtext>
            <mi>.</mi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sqrt>
                        <mtext>right</mtext>
                      </msqrt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"right".log (log (sqrt"right")))</annotation>
  </semantics>
</math>
</file>